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b6dca" officeooo:paragraph-rsid="001b6dca"/>
    </style:style>
    <style:style style:name="P2" style:family="paragraph" style:parent-style-name="Preformatted_20_Text">
      <style:paragraph-properties fo:text-align="start" style:justify-single-word="false"/>
      <style:text-properties officeooo:rsid="001b7e0e" officeooo:paragraph-rsid="002b9d56"/>
    </style:style>
    <style:style style:name="P3" style:family="paragraph" style:parent-style-name="Preformatted_20_Text">
      <style:paragraph-properties fo:text-align="start" style:justify-single-word="false"/>
      <style:text-properties officeooo:paragraph-rsid="001c990d"/>
    </style:style>
    <style:style style:name="P4" style:family="paragraph" style:parent-style-name="Preformatted_20_Text">
      <style:paragraph-properties fo:text-align="start" style:justify-single-word="false"/>
      <style:text-properties officeooo:rsid="00314e08" officeooo:paragraph-rsid="00314e08"/>
    </style:style>
    <style:style style:name="P5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47472" officeooo:paragraph-rsid="00347472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officeooo:rsid="0027f140" officeooo:paragraph-rsid="001c990d"/>
    </style:style>
    <style:style style:name="P7" style:family="paragraph" style:parent-style-name="Preformatted_20_Text">
      <style:paragraph-properties fo:text-align="start" style:justify-single-word="false"/>
      <style:text-properties fo:language="fr" fo:country="FR" officeooo:rsid="002b9d56" officeooo:paragraph-rsid="002b9d56"/>
    </style:style>
    <style:style style:name="T1" style:family="text">
      <style:text-properties officeooo:rsid="001c75c4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c990d"/>
    </style:style>
    <style:style style:name="T4" style:family="text">
      <style:text-properties fo:language="fr" fo:country="FR" officeooo:rsid="0024aa61"/>
    </style:style>
    <style:style style:name="T5" style:family="text">
      <style:text-properties fo:language="fr" fo:country="FR" officeooo:rsid="002b9d56"/>
    </style:style>
    <style:style style:name="T6" style:family="text">
      <style:text-properties fo:language="fr" fo:country="FR" officeooo:rsid="00332f91"/>
    </style:style>
    <style:style style:name="T7" style:family="text">
      <style:text-properties fo:language="fr" fo:country="FR" officeooo:rsid="00361a81"/>
    </style:style>
    <style:style style:name="T8" style:family="text">
      <style:text-properties fo:language="fr" fo:country="FR" officeooo:rsid="00363aac"/>
    </style:style>
    <style:style style:name="T9" style:family="text">
      <style:text-properties officeooo:rsid="001e5d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s équipes d’élites</text:p>
      <text:p text:style-name="P1"/>
      <text:p text:style-name="P6">Il existe une ou plusieurs équipes d’élite pour certains types d’équipes :</text:p>
      <text:p text:style-name="P3"><text:span text:style-name="T1">- </text:span><text:bookmark text:name="tw-target-text"/><text:span text:style-name="T1">mise en quarantaine et </text:span><text:span text:style-name="T2">endiguemen</text:span><text:span text:style-name="T3">t </text:span><text:span text:style-name="T4">(MQE) </text:span><text:span text:style-name="T5">= </text:span><text:span text:style-name="T7">2</text:span><text:span text:style-name="T5"> équipes</text:span></text:p>
      <text:p text:style-name="P2">- <text:span text:style-name="T9">destruction (D)</text:span><text:span text:style-name="T4"> </text:span><text:span text:style-name="T5">= </text:span><text:span text:style-name="T7">1</text:span><text:span text:style-name="T5"> équipes</text:span></text:p>
      <text:p text:style-name="P2">- <text:span text:style-name="T9">recherche (R)</text:span><text:span text:style-name="T4"> </text:span><text:span text:style-name="T5">= </text:span><text:span text:style-name="T7">2</text:span><text:span text:style-name="T5"> équipes</text:span></text:p>
      <text:p text:style-name="P7"/>
      <text:p text:style-name="P4"><text:span text:style-name="T5">I</text:span><text:span text:style-name="T2">l existe donc </text:span><text:span text:style-name="T7">5</text:span><text:span text:style-name="T2"> équipes d’élites au total </text:span><text:span text:style-name="T8">dont seulement 1 de destruction</text:span><text:span text:style-name="T2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12:26:42.831518038</dc:date>
    <meta:editing-duration>PT16M15S</meta:editing-duration>
    <meta:editing-cycles>25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50" meta:character-count="280" meta:non-whitespace-character-count="235"/>
  </office:meta>
</office:document-meta>
</file>